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Preformatted_20_Text">
      <style:paragraph-properties fo:margin-top="0in" fo:margin-bottom="0.1965in" style:contextual-spacing="false" fo:text-align="justify" style:justify-single-word="fals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text-properties officeooo:paragraph-rsid="001c5d1a"/>
    </style:style>
    <style:style style:name="P4" style:family="paragraph" style:parent-style-name="Text_20_body">
      <style:paragraph-properties fo:text-align="justify" style:justify-single-word="false"/>
    </style:style>
    <style:style style:name="P5" style:family="paragraph" style:parent-style-name="Preformatted_20_Text">
      <style:paragraph-properties fo:text-align="justify" style:justify-single-word="false"/>
    </style:style>
    <style:style style:name="P6" style:family="paragraph" style:parent-style-name="Text_20_body">
      <style:paragraph-properties fo:text-align="justify" style:justify-single-word="false"/>
      <style:text-properties style:font-name="Liberation Serif" fo:font-size="13pt" officeooo:paragraph-rsid="001c5d1a" style:font-size-asian="13pt" style:font-size-complex="13pt"/>
    </style:style>
    <style:style style:name="P7" style:family="paragraph" style:parent-style-name="Text_20_body">
      <style:paragraph-properties fo:text-align="justify" style:justify-single-word="false"/>
      <style:text-properties style:font-name="Liberation Serif" fo:font-size="13pt" officeooo:paragraph-rsid="001d35ba" style:font-size-asian="13pt" style:font-size-complex="13pt"/>
    </style:style>
    <style:style style:name="P8" style:family="paragraph" style:parent-style-name="Standard">
      <style:paragraph-properties fo:text-align="justify" style:justify-single-word="false"/>
      <style:text-properties style:font-name="Liberation Serif" fo:font-size="13pt" officeooo:paragraph-rsid="001d988f" style:font-size-asian="13pt" style:font-size-complex="13pt"/>
    </style:style>
    <style:style style:name="P9" style:family="paragraph" style:parent-style-name="Standard">
      <style:paragraph-properties fo:text-align="justify" style:justify-single-word="false"/>
      <style:text-properties style:font-name="Liberation Serif" fo:font-size="13pt" officeooo:paragraph-rsid="001f7d35" style:font-size-asian="13pt" style:font-size-complex="13pt"/>
    </style:style>
    <style:style style:name="P10" style:family="paragraph" style:parent-style-name="Standard">
      <style:paragraph-properties fo:text-align="justify" style:justify-single-word="false"/>
      <style:text-properties style:font-name="Liberation Serif" fo:font-size="13pt" officeooo:paragraph-rsid="0022c32a" style:font-size-asian="13pt" style:font-size-complex="13pt"/>
    </style:style>
    <style:style style:name="P11" style:family="paragraph" style:parent-style-name="Standard">
      <style:paragraph-properties fo:text-align="justify" style:justify-single-word="false"/>
      <style:text-properties style:font-name="Liberation Serif" fo:font-size="13pt" officeooo:paragraph-rsid="00249825" style:font-size-asian="13pt" style:font-size-complex="13pt"/>
    </style:style>
    <style:style style:name="P12" style:family="paragraph" style:parent-style-name="Text_20_body">
      <style:paragraph-properties fo:text-align="justify" style:justify-single-word="false"/>
      <style:text-properties style:font-name="Liberation Serif" fo:font-size="13pt" officeooo:paragraph-rsid="00249825" style:font-size-asian="13pt" style:font-size-complex="13pt"/>
    </style:style>
    <style:style style:name="P13" style:family="paragraph" style:parent-style-name="Standard">
      <style:paragraph-properties fo:text-align="justify" style:justify-single-word="false"/>
      <style:text-properties style:font-name="Liberation Serif" fo:font-size="13pt" officeooo:paragraph-rsid="0026a80e" style:font-size-asian="13pt" style:font-size-complex="13pt"/>
    </style:style>
    <style:style style:name="P14" style:family="paragraph" style:parent-style-name="Standard">
      <style:paragraph-properties fo:text-align="justify" style:justify-single-word="false"/>
      <style:text-properties style:font-name="Liberation Serif" fo:font-size="13pt" officeooo:paragraph-rsid="0026f445" style:font-size-asian="13pt" style:font-size-complex="13pt"/>
    </style:style>
    <style:style style:name="P15" style:family="paragraph" style:parent-style-name="Text_20_body">
      <style:paragraph-properties fo:text-align="justify" style:justify-single-word="false"/>
      <style:text-properties style:font-name="Liberation Serif" fo:font-size="13pt" officeooo:paragraph-rsid="0026f445" style:font-size-asian="13pt" style:font-size-complex="13pt"/>
    </style:style>
    <style:style style:name="P16" style:family="paragraph" style:parent-style-name="Standard">
      <style:paragraph-properties fo:text-align="justify" style:justify-single-word="false"/>
      <style:text-properties style:font-name="Liberation Serif" fo:font-size="13pt" officeooo:paragraph-rsid="00295a87" style:font-size-asian="13pt" style:font-size-complex="13pt"/>
    </style:style>
    <style:style style:name="P17" style:family="paragraph" style:parent-style-name="Text_20_body">
      <style:paragraph-properties fo:text-align="justify" style:justify-single-word="false"/>
      <style:text-properties style:font-name="Liberation Serif" fo:font-size="13pt" officeooo:paragraph-rsid="00295a87" style:font-size-asian="13pt" style:font-size-complex="13pt"/>
    </style:style>
    <style:style style:name="P18" style:family="paragraph" style:parent-style-name="Standard">
      <style:paragraph-properties fo:text-align="justify" style:justify-single-word="false"/>
      <style:text-properties style:font-name="Liberation Serif" fo:font-size="13pt" officeooo:paragraph-rsid="002c5b43" style:font-size-asian="13pt" style:font-size-complex="13pt"/>
    </style:style>
    <style:style style:name="P19" style:family="paragraph" style:parent-style-name="Text_20_body">
      <style:paragraph-properties fo:text-align="justify" style:justify-single-word="false"/>
      <style:text-properties style:font-name="Liberation Serif" fo:font-size="13pt" officeooo:paragraph-rsid="002c5b43" style:font-size-asian="13pt" style:font-size-complex="13pt"/>
    </style:style>
    <style:style style:name="P20" style:family="paragraph" style:parent-style-name="Standard">
      <style:paragraph-properties fo:text-align="justify" style:justify-single-word="false"/>
      <style:text-properties style:font-name="Liberation Serif" fo:font-size="13pt" officeooo:paragraph-rsid="002d7a67" style:font-size-asian="13pt" style:font-size-complex="13pt"/>
    </style:style>
    <style:style style:name="P21" style:family="paragraph" style:parent-style-name="Text_20_body">
      <style:paragraph-properties fo:text-align="justify" style:justify-single-word="false"/>
      <style:text-properties style:font-name="Liberation Serif" fo:font-size="13pt" officeooo:paragraph-rsid="002d7a67" style:font-size-asian="13pt" style:font-size-complex="13pt"/>
    </style:style>
    <style:style style:name="P22" style:family="paragraph" style:parent-style-name="Text_20_body">
      <style:paragraph-properties fo:text-align="justify" style:justify-single-word="false"/>
      <style:text-properties style:font-name="Liberation Serif" fo:font-size="12pt" officeooo:paragraph-rsid="001c5d1a" style:font-size-asian="12pt" style:font-size-complex="12pt"/>
    </style:style>
    <style:style style:name="P23" style:family="paragraph" style:parent-style-name="Text_20_body">
      <style:paragraph-properties fo:text-align="justify" style:justify-single-word="false"/>
      <style:text-properties style:font-name="Liberation Serif" fo:font-size="12pt" officeooo:paragraph-rsid="001d35ba" style:font-size-asian="12pt" style:font-size-complex="12pt"/>
    </style:style>
    <style:style style:name="P24" style:family="paragraph" style:parent-style-name="Text_20_body">
      <style:paragraph-properties fo:text-align="justify" style:justify-single-word="false"/>
      <style:text-properties style:font-name="Times New Roman" fo:font-size="13pt" style:font-size-asian="13pt" style:font-size-complex="13pt"/>
    </style:style>
    <style:style style:name="P25" style:family="paragraph" style:parent-style-name="Standard">
      <style:paragraph-properties fo:text-align="justify" style:justify-single-word="false"/>
      <style:text-properties style:font-name="Times New Roman" fo:font-size="13pt" style:font-size-asian="13pt" style:font-size-complex="13pt"/>
    </style:style>
    <style:style style:name="P26" style:family="paragraph" style:parent-style-name="Standard">
      <style:paragraph-properties fo:text-align="justify" style:justify-single-word="false"/>
      <style:text-properties style:font-name="Times New Roman" fo:font-size="13pt" officeooo:paragraph-rsid="001c5d1a" style:font-size-asian="13pt" style:font-size-complex="13pt"/>
    </style:style>
    <style:style style:name="P27" style:family="paragraph" style:parent-style-name="Text_20_body">
      <style:paragraph-properties fo:text-align="justify" style:justify-single-word="false"/>
      <style:text-properties style:font-name="Times New Roman" fo:font-size="13pt" officeooo:paragraph-rsid="001c5d1a" style:font-size-asian="13pt" style:font-size-complex="13pt"/>
    </style:style>
    <style:style style:name="P28" style:family="paragraph" style:parent-style-name="Standard">
      <style:paragraph-properties fo:text-align="justify" style:justify-single-word="false"/>
      <style:text-properties style:font-name="Times New Roman" fo:font-size="13pt" officeooo:paragraph-rsid="001d35ba" style:font-size-asian="13pt" style:font-size-complex="13pt"/>
    </style:style>
    <style:style style:name="P29" style:family="paragraph" style:parent-style-name="Standard">
      <style:paragraph-properties style:line-height-at-least="0.25in" fo:text-align="justify" style:justify-single-word="false"/>
      <style:text-properties fo:color="#000000" loext:opacity="100%" style:font-name="Times New Roman" fo:font-size="13pt" fo:font-weight="normal" fo:background-color="#fffffe" style:font-size-asian="13pt" style:font-size-complex="13pt"/>
    </style:style>
    <style:style style:name="P30" style:family="paragraph" style:parent-style-name="Standard">
      <style:paragraph-properties fo:text-align="justify" style:justify-single-word="false"/>
      <style:text-properties fo:color="#000000" loext:opacity="100%" style:font-name="Times New Roman" fo:font-size="13pt" fo:font-weight="normal" officeooo:paragraph-rsid="001c5d1a" fo:background-color="#fffffe" style:font-size-asian="13pt" style:font-size-complex="13pt"/>
    </style:style>
    <style:style style:name="P31" style:family="paragraph" style:parent-style-name="Preformatted_20_Text">
      <style:paragraph-properties fo:margin-top="0in" fo:margin-bottom="0.1965in" style:contextual-spacing="false"/>
    </style:style>
    <style:style style:name="P32" style:family="paragraph" style:parent-style-name="Preformatted_20_Text">
      <style:paragraph-properties fo:text-align="justify" style:justify-single-word="false"/>
      <style:text-properties style:font-name="Liberation Serif" fo:font-size="13pt" officeooo:paragraph-rsid="0030fb90" style:font-size-asian="13pt" style:font-size-complex="13pt"/>
    </style:style>
    <style:style style:name="P33" style:family="paragraph" style:parent-style-name="Standard">
      <style:paragraph-properties fo:text-align="justify" style:justify-single-word="false"/>
      <style:text-properties style:font-name="Liberation Serif" fo:font-size="13pt" officeooo:paragraph-rsid="002d7a67" style:font-size-asian="13pt" style:font-size-complex="13pt"/>
    </style:style>
    <style:style style:name="P34" style:family="paragraph" style:parent-style-name="Standard">
      <style:paragraph-properties fo:text-align="justify" style:justify-single-word="false"/>
      <style:text-properties style:font-name="Liberation Serif" fo:font-size="13pt" officeooo:paragraph-rsid="0030fb90" style:font-size-asian="13pt" style:font-size-complex="13pt"/>
    </style:style>
    <style:style style:name="P35" style:family="paragraph" style:parent-style-name="Text_20_body" style:list-style-name="L1">
      <style:paragraph-properties fo:margin-top="0in" fo:margin-bottom="0in" style:contextual-spacing="false" fo:text-align="justify" style:justify-single-word="false"/>
    </style:style>
    <style:style style:name="P36" style:family="paragraph" style:parent-style-name="Text_20_body" style:list-style-name="L1">
      <style:paragraph-properties fo:text-align="justify" style:justify-single-word="false"/>
    </style:style>
    <style:style style:name="T1" style:family="text">
      <style:text-properties fo:color="#383838" loext:opacity="100%"/>
    </style:style>
    <style:style style:name="T2" style:family="text">
      <style:text-properties fo:color="#800000" loext:opacity="100%"/>
    </style:style>
    <style:style style:name="T3" style:family="text">
      <style:text-properties fo:color="#ff0000" loext:opacity="100%"/>
    </style:style>
    <style:style style:name="T4" style:family="text">
      <style:text-properties fo:color="#ff0000" loext:opacity="100%" style:font-name="Times New Roman" fo:font-weight="normal" fo:background-color="#fffffe" loext:char-shading-value="0"/>
    </style:style>
    <style:style style:name="T5" style:family="text">
      <style:text-properties fo:color="#0000ff" loext:opacity="100%"/>
    </style:style>
    <style:style style:name="T6" style:family="text">
      <style:text-properties style:font-name="Times New Roman"/>
    </style:style>
    <style:style style:name="T7" style:family="text">
      <style:text-properties style:font-name="Times New Roman" fo:font-size="13pt" style:font-size-asian="13pt" style:font-size-complex="13pt"/>
    </style:style>
    <style:style style:name="T8" style:family="text">
      <style:text-properties style:font-name="Times New Roman" fo:font-size="13pt" officeooo:rsid="001c5d1a" style:font-size-asian="13pt" style:font-size-complex="13pt"/>
    </style:style>
    <style:style style:name="T9" style:family="text">
      <style:text-properties style:font-name="Times New Roman" fo:language="en" fo:country="US"/>
    </style:style>
    <style:style style:name="T10" style:family="text">
      <style:text-properties style:font-name="Times New Roman" officeooo:rsid="0030fb90"/>
    </style:style>
    <style:style style:name="T11" style:family="text">
      <style:text-properties fo:color="#000000" loext:opacity="100%" style:font-name="Times New Roman" fo:font-weight="normal" fo:background-color="#fffffe" loext:char-shading-value="0"/>
    </style:style>
    <style:style style:name="T12" style:family="text">
      <style:text-properties fo:color="#000000" loext:opacity="100%" style:font-name="Times New Roman" fo:font-size="13pt" fo:font-weight="normal" fo:background-color="#fffffe" loext:char-shading-value="0" style:font-size-asian="13pt" style:font-size-complex="13pt"/>
    </style:style>
    <style:style style:name="T13" style:family="text">
      <style:text-properties fo:color="#a31515" loext:opacity="100%" style:font-name="Times New Roman" fo:font-weight="normal" fo:background-color="#fffffe" loext:char-shading-value="0"/>
    </style:style>
    <style:style style:name="T14" style:family="text">
      <style:text-properties fo:color="#0451a5" loext:opacity="100%" style:font-name="Times New Roman" fo:font-weight="normal" fo:background-color="#fffffe" loext:char-shading-value="0"/>
    </style:style>
    <style:style style:name="T15" style:family="text">
      <style:text-properties officeooo:rsid="0030fb9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8">- A</text:span><text:span text:style-name="T7">dd a </text:span><text:span text:style-name="Source_20_Text"><text:span text:style-name="T7">target</text:span></text:span><text:span text:style-name="T7"> attribute with the value </text:span><text:span text:style-name="Source_20_Text"><text:span text:style-name="T7">_blank</text:span></text:span><text:span text:style-name="T7"> to the anchor (</text:span><text:span text:style-name="Source_20_Text"><text:span text:style-name="T7">a</text:span></text:span><text:span text:style-name="T7">) element's opening tag, so that the link opens in a new tab.</text:span></text:p>
      <text:p text:style-name="P25"/>
      <text:p text:style-name="P29"><text:span text:style-name="T1">&lt;</text:span><text:span text:style-name="T2">p</text:span><text:span text:style-name="T1">&gt;</text:span>See more <text:span text:style-name="T1">&lt;</text:span><text:span text:style-name="T2">a</text:span> <text:span text:style-name="T3">href</text:span><text:span text:style-name="T1">=</text:span><text:span text:style-name="T5">"https://freecatphotoapp.com"</text:span> <text:span text:style-name="T3">target</text:span><text:span text:style-name="T1">=</text:span><text:span text:style-name="T3">_blank</text:span><text:span text:style-name="T1">&gt;</text:span>cat photos<text:span text:style-name="T1">&lt;/</text:span><text:span text:style-name="T2">a</text:span><text:span text:style-name="T1">&gt;</text:span> in our gallery.<text:span text:style-name="T1">&lt;/</text:span><text:span text:style-name="T2">p</text:span><text:span text:style-name="T1">&gt;</text:span></text:p>
      <text:p text:style-name="P25"/>
      <text:p text:style-name="P25">-----------------------------------------------------------------------------------------------------------------</text:p>
      <text:p text:style-name="P25"/>
      <text:p text:style-name="P2"><text:span text:style-name="T7">-The </text:span><text:span text:style-name="Strong_20_Emphasis"><text:span text:style-name="Source_20_Text"><text:span text:style-name="T7">&lt;figure&gt;</text:span></text:span></text:span><text:span text:style-name="T7"> </text:span><text:a xlink:type="simple" xlink:href="https://developer.mozilla.org/en-US/docs/Web/HTML" text:style-name="Internet_20_link" text:visited-style-name="Visited_20_Internet_20_Link"><text:span text:style-name="T7">HTML</text:span></text:a><text:span text:style-name="T7"> element represents self-contained content, potentially with an optional caption, which is specified using the </text:span><text:a xlink:type="simple" xlink:href="https://developer.mozilla.org/en-US/docs/Web/HTML/Element/figcaption" text:style-name="Internet_20_link" text:visited-style-name="Visited_20_Internet_20_Link"><text:span text:style-name="Source_20_Text"><text:span text:style-name="T7">&lt;figcaption&gt;</text:span></text:span></text:a><text:span text:style-name="T7"> element. The figure, its caption, and its contents are referenced as a single unit.</text:span></text:p>
      <text:p text:style-name="P25"/>
      <text:p text:style-name="P25">&lt;figure&gt;</text:p>
      <text:p text:style-name="P25"><text:s text:c="2"/>&lt;img src="/media/cc0-images/elephant-660-480.jpg" alt="Elephant at sunset" /&gt;</text:p>
      <text:p text:style-name="P25"><text:s text:c="2"/>&lt;figcaption&gt;An elephant at sunset&lt;/figcaption&gt;</text:p>
      <text:p text:style-name="P25">&lt;/figure&gt;</text:p>
      <text:p text:style-name="P25"/>
      <text:p text:style-name="P26">-----------------------------------------------------------------------------------------------------------------</text:p>
      <text:p text:style-name="P26"/>
      <text:p text:style-name="P3"><text:span text:style-name="Source_20_Text"><text:span text:style-name="T7">label</text:span></text:span><text:span text:style-name="T7"> elements are used to help associate the text for an </text:span><text:span text:style-name="Source_20_Text"><text:span text:style-name="T7">input</text:span></text:span><text:span text:style-name="T7"> element with the </text:span><text:span text:style-name="Source_20_Text"><text:span text:style-name="T7">input</text:span></text:span><text:span text:style-name="T7"> element itself (especially for assistive technologies like screen readers). For example, </text:span><text:span text:style-name="Source_20_Text"><text:span text:style-name="T7">&lt;label&gt;&lt;input type="radio"&gt; cat&lt;/label&gt;</text:span></text:span><text:span text:style-name="T7"> makes it so clicking the word </text:span><text:span text:style-name="Source_20_Text"><text:span text:style-name="T7">cat</text:span></text:span><text:span text:style-name="T7"> also selects the corresponding radio button.</text:span></text:p>
      <text:p text:style-name="P30"><text:span text:style-name="T1">&lt;</text:span><text:span text:style-name="T2">label</text:span><text:span text:style-name="T1">&gt;&lt;</text:span><text:span text:style-name="T2">input</text:span> <text:span text:style-name="T3">type</text:span><text:span text:style-name="T1">=</text:span><text:span text:style-name="T5">"radio"</text:span><text:span text:style-name="T1">&gt;</text:span> Indoor<text:span text:style-name="T1">&lt;/</text:span><text:span text:style-name="T2">label</text:span><text:span text:style-name="T1">&gt;</text:span></text:p>
      <text:p text:style-name="P27"/>
      <text:p text:style-name="P26">--------------------------------------------------------------------------------------------------------------- </text:p>
      <text:p text:style-name="P26"/>
      <text:p text:style-name="P22"><text:span text:style-name="T7">In order to make a checkbox checked or radio button selected by default, you need to add the </text:span><text:span text:style-name="Source_20_Text"><text:span text:style-name="T7">checked</text:span></text:span><text:span text:style-name="T7"> attribute to it. There's no need to set a value to the </text:span><text:span text:style-name="Source_20_Text"><text:span text:style-name="T7">checked</text:span></text:span><text:span text:style-name="T7"> attribute. Instead, just add the word </text:span><text:span text:style-name="Source_20_Text"><text:span text:style-name="T7">checked</text:span></text:span><text:span text:style-name="T7"> to the </text:span><text:span text:style-name="Source_20_Text"><text:span text:style-name="T7">input</text:span></text:span><text:span text:style-name="T7"> element, making sure there is space between it and other attributes.</text:span></text:p>
      <text:p text:style-name="P24">Make the first radio button and the first checkbox selected by default.</text:p>
      <text:p text:style-name="P28">---------------------------------------------------------------------------------------------------------------</text:p>
      <text:p text:style-name="P28"/>
      <text:p text:style-name="P23"><text:span text:style-name="T7">For the styling of the page to look similar on mobile as it does on a desktop or laptop, you need to add a </text:span><text:span text:style-name="Source_20_Text"><text:span text:style-name="T7">meta</text:span></text:span><text:span text:style-name="T7"> element with a special </text:span><text:span text:style-name="Source_20_Text"><text:span text:style-name="T7">content</text:span></text:span><text:span text:style-name="T7"> attribute.</text:span></text:p>
      <text:p text:style-name="P4"><text:span text:style-name="T7">Add the following within the </text:span><text:span text:style-name="Source_20_Text"><text:span text:style-name="T7">head</text:span></text:span><text:span text:style-name="T7"> element:</text:span></text:p>
      <text:p text:style-name="P1"><text:span text:style-name="Source_20_Text"><text:span text:style-name="T7">&lt;meta name="viewport" content="width=device-width, initial-scale=1.0" /&gt;</text:span></text:span></text:p>
      <text:p text:style-name="P8"><text:span text:style-name="Source_20_Text"><text:span text:style-name="T6">---------------------------------------------------------------------------------------------------------------</text:span></text:span></text:p>
      <text:p text:style-name="P7"><text:span text:style-name="Source_20_Text"><text:span text:style-name="T7"/></text:span></text:p>
      <text:p text:style-name="P7"><text:soft-page-break/><text:span text:style-name="Source_20_Text"><text:span text:style-name="T6">article</text:span></text:span><text:span text:style-name="T6"> elements commonly contain multiple elements that have related information. In this case, it will contain a coffee flavor and a price for that flavor. Nest two </text:span><text:span text:style-name="Source_20_Text"><text:span text:style-name="T6">p</text:span></text:span><text:span text:style-name="T6"> elements inside your </text:span><text:span text:style-name="Source_20_Text"><text:span text:style-name="T6">article</text:span></text:span><text:span text:style-name="T6"> element. The first one's text should be </text:span><text:span text:style-name="Source_20_Text"><text:span text:style-name="T6">French Vanilla</text:span></text:span><text:span text:style-name="T6">, and the second's text </text:span><text:span text:style-name="Source_20_Text"><text:span text:style-name="T6">3.00</text:span></text:span><text:span text:style-name="T6">.</text:span></text:p>
      <text:p text:style-name="P11"><text:span text:style-name="Source_20_Text"><text:span text:style-name="T6">---------------------------------------------------------------------------------------------------------------</text:span></text:span></text:p>
      <text:p text:style-name="P9"><text:span text:style-name="Source_20_Text"><text:span text:style-name="T7"/></text:span></text:p>
      <text:p text:style-name="P6"><text:span text:style-name="T6">The current width of the menu will always take up 80% of the </text:span><text:span text:style-name="Source_20_Text"><text:span text:style-name="T6">body</text:span></text:span><text:span text:style-name="T6"> element's width. On a very wide screen, the coffee and dessert appear far apart from their prices.</text:span></text:p>
      <text:p text:style-name="P4"><text:span text:style-name="T7">Add a </text:span><text:span text:style-name="Source_20_Text"><text:span text:style-name="T7">max-width</text:span></text:span><text:span text:style-name="T7"> property to the </text:span><text:span text:style-name="Source_20_Text"><text:span text:style-name="T7">menu</text:span></text:span><text:span text:style-name="T7"> class with a value of </text:span><text:span text:style-name="Source_20_Text"><text:span text:style-name="T7">500px</text:span></text:span><text:span text:style-name="T7"> to prevent it from growing too wide.</text:span></text:p>
      <text:p text:style-name="P10"><text:span text:style-name="Source_20_Text"><text:span text:style-name="T6">---------------------------------------------------------------------------------------------------------------</text:span></text:span></text:p>
      <text:p text:style-name="P10"><text:span text:style-name="Source_20_Text"><text:span text:style-name="T7"/></text:span></text:p>
      <text:p text:style-name="P27">You may already be familiar with decimal, or base 10 values, which go from 0 - 9. Hexadecimal, or base 16 values, go from 0 - 9, then A - F:</text:p>
      <text:p text:style-name="P1"><text:span text:style-name="Source_20_Text"><text:span text:style-name="T7">0, 1, 2, 3, 4, 5, 6, 7, 8, 9, A, B, C, D, E, F</text:span></text:span></text:p>
      <text:p text:style-name="P4"><text:span text:style-name="T7">With hex colors, </text:span><text:span text:style-name="Source_20_Text"><text:span text:style-name="T7">00</text:span></text:span><text:span text:style-name="T7"> is 0% of that color, and </text:span><text:span text:style-name="Source_20_Text"><text:span text:style-name="T7">FF</text:span></text:span><text:span text:style-name="T7"> is 100%. So </text:span><text:span text:style-name="Source_20_Text"><text:span text:style-name="T7">#00FF00</text:span></text:span><text:span text:style-name="T7"> translates to 0% red, 100% green, and 0% blue, and is the same as </text:span><text:span text:style-name="Source_20_Text"><text:span text:style-name="T7">rgb(0, 255, 0)</text:span></text:span><text:span text:style-name="T7">.</text:span></text:p>
      <text:p text:style-name="P4"><text:span text:style-name="T7">Lower the intensity of green by setting the green value of the hex color to </text:span><text:span text:style-name="Source_20_Text"><text:span text:style-name="T7">7F</text:span></text:span><text:span text:style-name="T7">.</text:span></text:p>
      <text:p text:style-name="P10"><text:span text:style-name="Source_20_Text"><text:span text:style-name="T6">---------------------------------------------------------------------------------------------------------------</text:span></text:span></text:p>
      <text:p text:style-name="P10"><text:span text:style-name="Source_20_Text"><text:span text:style-name="T7"/></text:span></text:p>
      <text:p text:style-name="P10"><text:span text:style-name="Source_20_Text"><text:span text:style-name="T6">Now, get rid of the horizontal scroll-bar, by setting the body default margin added by some browsers to 0.</text:span></text:span></text:p>
      <text:p text:style-name="P10"><text:span text:style-name="Source_20_Text"><text:span text:style-name="T7"/></text:span></text:p>
      <text:p text:style-name="P11"><text:span text:style-name="Source_20_Text"><text:span text:style-name="T6">---------------------------------------------------------------------------------------------------------------</text:span></text:span></text:p>
      <text:p text:style-name="P11"><text:span text:style-name="Source_20_Text"><text:span text:style-name="T7"/></text:span></text:p>
      <text:p text:style-name="P12"><text:span text:style-name="Source_20_Text"><text:span text:style-name="T6">The border of the last fieldset element looks a little out of place. You can select the last element of a specific type using the last-of-type CSS pseudo-class, like this:</text:span></text:span></text:p>
      <text:p text:style-name="P1"><text:span text:style-name="Source_20_Text"><text:span text:style-name="T7">p:last-of-type { }</text:span></text:span></text:p>
      <text:p text:style-name="P4"><text:span text:style-name="T7">That will select the last </text:span><text:span text:style-name="Source_20_Text"><text:span text:style-name="T7">p</text:span></text:span><text:span text:style-name="T7"> element. Create a new selector that targets the last </text:span><text:span text:style-name="Source_20_Text"><text:span text:style-name="T7">fieldset</text:span></text:span><text:span text:style-name="T7"> element and set its </text:span><text:span text:style-name="Source_20_Text"><text:span text:style-name="T7">border-bottom</text:span></text:span><text:span text:style-name="T7"> to </text:span><text:span text:style-name="Source_20_Text"><text:span text:style-name="T7">none</text:span></text:span><text:span text:style-name="T7">.</text:span></text:p>
      <text:p text:style-name="P11"><text:span text:style-name="Source_20_Text"><text:span text:style-name="T6">---------------------------------------------------------------------------------------------------------------</text:span></text:span></text:p>
      <text:p text:style-name="P11"><text:span text:style-name="Source_20_Text"><text:span text:style-name="T7"/></text:span></text:p>
      <text:p text:style-name="P4"><text:span text:style-name="T7">Select only the </text:span><text:span text:style-name="Source_20_Text"><text:span text:style-name="T7">.inline</text:span></text:span><text:span text:style-name="T7"> elements, and give them </text:span><text:span text:style-name="Source_20_Text"><text:span text:style-name="T7">width</text:span></text:span><text:span text:style-name="T7"> of </text:span><text:span text:style-name="Source_20_Text"><text:span text:style-name="T7">unset</text:span></text:span><text:span text:style-name="T7">. This will remove the earlier rule which set all the </text:span><text:span text:style-name="Source_20_Text"><text:span text:style-name="T7">input</text:span></text:span><text:span text:style-name="T7"> elements to </text:span><text:span text:style-name="Source_20_Text"><text:span text:style-name="T7">width: 100%</text:span></text:span><text:span text:style-name="T7">.</text:span></text:p>
      <text:p text:style-name="P25"/>
      <text:p text:style-name="P13"><text:span text:style-name="Source_20_Text"><text:span text:style-name="T6">---------------------------------------------------------------------------------------------------------------</text:span></text:span></text:p>
      <text:p text:style-name="P13"><text:span text:style-name="Source_20_Text"><text:span text:style-name="T7"/></text:span></text:p>
      <text:p text:style-name="P24">Adding 1 pixel of padding to the top, bottom, left, and right of the canvas changed its dimensions to 502 pixels x 602 pixels.</text:p>
      <text:p text:style-name="P4"><text:soft-page-break/><text:span text:style-name="T7">Replace the </text:span><text:span text:style-name="Source_20_Text"><text:span text:style-name="T7">padding</text:span></text:span><text:span text:style-name="T7"> property with </text:span><text:span text:style-name="Source_20_Text"><text:span text:style-name="T7">overflow</text:span></text:span><text:span text:style-name="T7"> set to </text:span><text:span text:style-name="Source_20_Text"><text:span text:style-name="T7">hidden</text:span></text:span><text:span text:style-name="T7"> - changing the canvas back to its original dimensions.</text:span></text:p>
      <text:p text:style-name="P14"><text:span text:style-name="Source_20_Text"><text:span text:style-name="T6">---------------------------------------------------------------------------------------------------------------</text:span></text:span></text:p>
      <text:p text:style-name="P14"><text:span text:style-name="Source_20_Text"><text:span text:style-name="T7"/></text:span></text:p>
      <text:p text:style-name="P4"><text:span text:style-name="T7">Flexbox has a main and cross axis. The main axis is defined by the </text:span><text:span text:style-name="Source_20_Text"><text:span text:style-name="T7">flex-direction</text:span></text:span><text:span text:style-name="T7"> property, which has four possible values:</text:span></text:p>
      <text:list text:style-name="L1">
        <text:list-item>
          <text:p text:style-name="P35"><text:span text:style-name="Source_20_Text"><text:span text:style-name="T7">row</text:span></text:span><text:span text:style-name="T7"> (default): horizontal axis with flex items from left to right </text:span></text:p>
        </text:list-item>
        <text:list-item>
          <text:p text:style-name="P35"><text:span text:style-name="Source_20_Text"><text:span text:style-name="T7">row-reverse</text:span></text:span><text:span text:style-name="T7">: horizontal axis with flex items from right to left </text:span></text:p>
        </text:list-item>
        <text:list-item>
          <text:p text:style-name="P35"><text:span text:style-name="Source_20_Text"><text:span text:style-name="T7">column</text:span></text:span><text:span text:style-name="T7">: vertical axis with flex items from top to bottom </text:span></text:p>
        </text:list-item>
        <text:list-item>
          <text:p text:style-name="P36"><text:span text:style-name="Source_20_Text"><text:span text:style-name="T7">column-reverse</text:span></text:span><text:span text:style-name="T7">: vertical axis with flex items from bottom to top </text:span></text:p>
        </text:list-item>
      </text:list>
      <text:p text:style-name="P4"><text:span text:style-name="Strong_20_Emphasis"><text:span text:style-name="T7">Note</text:span></text:span><text:span text:style-name="T7">: The axes and directions will be different depending on the text direction. The values shown are for a left-to-right text direction.</text:span></text:p>
      <text:p text:style-name="P24"/>
      <text:p text:style-name="P14"><text:span text:style-name="Source_20_Text"><text:span text:style-name="T6">---------------------------------------------------------------------------------------------------------------</text:span></text:span></text:p>
      <text:p text:style-name="P14"><text:span text:style-name="Source_20_Text"><text:span text:style-name="T7"/></text:span></text:p>
      <text:p text:style-name="P15"><text:span text:style-name="Source_20_Text"><text:span text:style-name="T6">The flex-wrap property determines how your flex items behave when the flex container is too small. Setting it to wrap will allow the items to wrap to the next row or column. nowrap (default) will prevent your items from wrapping and shrink them if needed.</text:span></text:span></text:p>
      <text:p text:style-name="P14"><text:span text:style-name="Source_20_Text"><text:span text:style-name="T7"/></text:span></text:p>
      <text:p text:style-name="P14"><text:span text:style-name="Source_20_Text"><text:span text:style-name="T6">---------------------------------------------------------------------------------------------------------------</text:span></text:span></text:p>
      <text:p text:style-name="P14"><text:span text:style-name="Source_20_Text"><text:span text:style-name="T7"/></text:span></text:p>
      <text:p text:style-name="P15"><text:span text:style-name="Source_20_Text"><text:span text:style-name="T6">The justify-content property determines how the items inside a flex container are positioned along the main axis, affecting their position and the space around them.</text:span></text:span></text:p>
      <text:p text:style-name="P14"><text:span text:style-name="Source_20_Text"><text:span text:style-name="T7"/></text:span></text:p>
      <text:p text:style-name="P14"><text:span text:style-name="Source_20_Text"><text:span text:style-name="T6">---------------------------------------------------------------------------------------------------------------</text:span></text:span></text:p>
      <text:p text:style-name="P14"><text:span text:style-name="Source_20_Text"><text:span text:style-name="T7"/></text:span></text:p>
      <text:p text:style-name="P14"><text:span text:style-name="Source_20_Text"><text:span text:style-name="T7"/></text:span></text:p>
      <text:p text:style-name="P24">The <text:span text:style-name="Source_20_Text"><text:span text:style-name="T6">align-items</text:span></text:span> property positions the flex content along the cross axis. In this case, with your <text:span text:style-name="Source_20_Text"><text:span text:style-name="T6">flex-direction</text:span></text:span> set to <text:span text:style-name="Source_20_Text"><text:span text:style-name="T6">row</text:span></text:span>, your cross axis would be vertical.</text:p>
      <text:p text:style-name="P16"><text:span text:style-name="Source_20_Text"><text:span text:style-name="T6">---------------------------------------------------------------------------------------------------------------</text:span></text:span></text:p>
      <text:p text:style-name="P16"><text:span text:style-name="Source_20_Text"><text:span text:style-name="T7"/></text:span></text:p>
      <text:p text:style-name="P24">Notice how some of your images have become distorted. This is because the images have different aspect ratios. Rather than setting each aspect ratio individually, you can use the <text:span text:style-name="Source_20_Text"><text:span text:style-name="T6">object-fit</text:span></text:span> property to determine how images should behave.</text:p>
      <text:p text:style-name="P24"/>
      <text:p text:style-name="P16"><text:span text:style-name="Source_20_Text"><text:span text:style-name="T6">---------------------------------------------------------------------------------------------------------------</text:span></text:span></text:p>
      <text:p text:style-name="P16"><text:span text:style-name="Source_20_Text"><text:span text:style-name="T7"/></text:span></text:p>
      <text:p text:style-name="P17"><text:span text:style-name="Source_20_Text"><text:span text:style-name="T6">The gap CSS shorthand property sets the gaps, also knowns as gutters, between rows and columns. The gap property and its row-gap and column-gap sub-properties provide this </text:span></text:span><text:soft-page-break/><text:span text:style-name="Source_20_Text"><text:span text:style-name="T6">functionality for flex, grid, and multi-column layout. You apply the property to the container element.</text:span></text:span></text:p>
      <text:p text:style-name="P16"><text:span text:style-name="Source_20_Text"><text:span text:style-name="T7"/></text:span></text:p>
      <text:p text:style-name="P16"><text:span text:style-name="Source_20_Text"><text:span text:style-name="T6">---------------------------------------------------------------------------------------------------------------</text:span></text:span></text:p>
      <text:p text:style-name="P16"><text:span text:style-name="Source_20_Text"><text:span text:style-name="T7"/></text:span></text:p>
      <text:p text:style-name="P17"><text:span text:style-name="Source_20_Text"><text:span text:style-name="T6">The ::after pseudo-element creates an element that is the last child of the selected element. You can use it to add an empty element after the last image. If you give it the same width as the images it will push the last image to the left when the gallery is in a two-column layout. Right now, it is in the center because you set justify-content: center on the flex container.</text:span></text:span></text:p>
      <text:p text:style-name="P17"><text:span text:style-name="Source_20_Text"><text:span text:style-name="T6">Example:</text:span></text:span></text:p>
      <text:p text:style-name="P5"><text:span text:style-name="Source_20_Text"><text:span text:style-name="T7">.container::after {</text:span></text:span></text:p>
      <text:p text:style-name="P5"><text:span text:style-name="Source_20_Text"><text:span text:style-name="T7"><text:s text:c="2"/>content: "";</text:span></text:span></text:p>
      <text:p text:style-name="P5"><text:span text:style-name="Source_20_Text"><text:span text:style-name="T7"><text:s text:c="2"/>width: 860px;</text:span></text:span></text:p>
      <text:p text:style-name="P1"><text:span text:style-name="Source_20_Text"><text:span text:style-name="T7">}</text:span></text:span></text:p>
      <text:p text:style-name="P18"><text:span text:style-name="Source_20_Text"><text:span text:style-name="T6">---------------------------------------------------------------------------------------------------------------</text:span></text:span></text:p>
      <text:p text:style-name="P18"><text:span text:style-name="Source_20_Text"><text:span text:style-name="T7"/></text:span></text:p>
      <text:p text:style-name="P19"><text:span text:style-name="Source_20_Text"><text:span text:style-name="T6">Remember that fonts with spaces in the name must be wrapped in quotes for CSS.</text:span></text:span></text:p>
      <text:p text:style-name="P18"><text:span text:style-name="Source_20_Text"><text:span text:style-name="T4">font-family:</text:span></text:span><text:span text:style-name="Source_20_Text"><text:span text:style-name="T11"> </text:span></text:span><text:span text:style-name="Source_20_Text"><text:span text:style-name="T13">"Open Sans"</text:span></text:span><text:span text:style-name="Source_20_Text"><text:span text:style-name="T11">, </text:span></text:span><text:span text:style-name="Source_20_Text"><text:span text:style-name="T14">sans-serif</text:span></text:span><text:span text:style-name="Source_20_Text"><text:span text:style-name="T11">;</text:span></text:span></text:p>
      <text:p text:style-name="P18"><text:span text:style-name="Source_20_Text"><text:span text:style-name="T12"/></text:span></text:p>
      <text:p text:style-name="P18"><text:span text:style-name="Source_20_Text"><text:span text:style-name="T6">---------------------------------------------------------------------------------------------------------------</text:span></text:span></text:p>
      <text:p text:style-name="P18"><text:span text:style-name="Source_20_Text"><text:span text:style-name="T7"/></text:span></text:p>
      <text:p text:style-name="P19"><text:span text:style-name="Source_20_Text"><text:span text:style-name="T6">If you inspect your .label element with your browser's developer tools, you may notice that it's actually 288 pixels wide instead of 270. This is because, by default, the browser includes the border and padding when determining an element's size.</text:span></text:span></text:p>
      <text:p text:style-name="P4"><text:span text:style-name="T7">To solve this, reset the box model by creating a </text:span><text:span text:style-name="Source_20_Text"><text:span text:style-name="T7">*</text:span></text:span><text:span text:style-name="T7"> selector and giving it a </text:span><text:span text:style-name="Source_20_Text"><text:span text:style-name="T7">box-sizing</text:span></text:span><text:span text:style-name="T7"> property of </text:span><text:span text:style-name="Source_20_Text"><text:span text:style-name="T7">border-box</text:span></text:span><text:span text:style-name="T7">.</text:span></text:p>
      <text:p text:style-name="P18"><text:span text:style-name="Source_20_Text"><text:span text:style-name="T6">---------------------------------------------------------------------------------------------------------------</text:span></text:span></text:p>
      <text:p text:style-name="P18"><text:span text:style-name="Source_20_Text"><text:span text:style-name="T7"/></text:span></text:p>
      <text:p text:style-name="P18"><text:span text:style-name="Source_20_Text"><text:span text:style-name="T9">In general, use margins when you're adjusting the spacing of an element in relation to another element (i.e a div in relation to another div on the page), and padding when you're adjusting the look of an individual element (i.e the amount of pixels between the edge of a div and the text within it).</text:span></text:span></text:p>
      <text:p text:style-name="P18"><text:span text:style-name="Source_20_Text"><text:span text:style-name="T7"/></text:span></text:p>
      <text:p text:style-name="P20"><text:span text:style-name="Source_20_Text"><text:span text:style-name="T6">---------------------------------------------------------------------------------------------------------------</text:span></text:span></text:p>
      <text:p text:style-name="P18"><text:span text:style-name="Source_20_Text"><text:span text:style-name="T7"/></text:span></text:p>
      <text:p text:style-name="P19"><text:span text:style-name="Source_20_Text"><text:span text:style-name="T7"/></text:span></text:p>
      <text:p text:style-name="P19"><text:span text:style-name="Source_20_Text"><text:span text:style-name="T6">As described in the </text:span></text:span><text:a xlink:type="simple" xlink:href="https://design-style-guide.freecodecamp.org/" office:target-frame-name="_blank" xlink:show="new" text:style-name="Internet_20_link" text:visited-style-name="Visited_20_Internet_20_Link"><text:span text:style-name="Source_20_Text"><text:span text:style-name="T6">freeCodeCamp Style Guide</text:span></text:span></text:a><text:span text:style-name="Source_20_Text"><text:span text:style-name="T6">, the logo should retain an aspect ratio of 35 / 4, and have padding around the text.</text:span></text:span></text:p>
      <text:p text:style-name="P4"><text:span text:style-name="T7">First, change the </text:span><text:span text:style-name="Source_20_Text"><text:span text:style-name="T7">background-color</text:span></text:span><text:span text:style-name="T7"> to </text:span><text:span text:style-name="Source_20_Text"><text:span text:style-name="T7">#0a0a23</text:span></text:span><text:span text:style-name="T7"> so you can see the logo. Then, use the </text:span><text:span text:style-name="Source_20_Text"><text:span text:style-name="T7">aspect-ratio</text:span></text:span><text:span text:style-name="T7"> property to set the desired aspect ratio to </text:span><text:span text:style-name="Source_20_Text"><text:span text:style-name="T7">35 / 4</text:span></text:span><text:span text:style-name="T7">. Finally, add a </text:span><text:span text:style-name="Source_20_Text"><text:span text:style-name="T7">padding</text:span></text:span><text:span text:style-name="T7"> of </text:span><text:span text:style-name="Source_20_Text"><text:span text:style-name="T7">0.4rem</text:span></text:span><text:span text:style-name="T7"> all around.</text:span></text:p>
      <text:p text:style-name="P20"><text:soft-page-break/><text:span text:style-name="Source_20_Text"><text:span text:style-name="T6">---------------------------------------------------------------------------------------------------------------</text:span></text:span></text:p>
      <text:p text:style-name="P21"><text:span text:style-name="Source_20_Text"><text:span text:style-name="T6">If you wanted to add more social icons, but keep them on the same row, you would need to update </text:span></text:span><text:span text:style-name="Source_20_Text">grid-template-columns</text:span><text:span text:style-name="Source_20_Text"><text:span text:style-name="T6"> to create additional columns. As an alternative, you can use the </text:span></text:span><text:span text:style-name="Source_20_Text">grid-auto-flow</text:span><text:span text:style-name="Source_20_Text"><text:span text:style-name="T6"> property.</text:span></text:span></text:p>
      <text:p text:style-name="Text_20_body">This property takes either <text:span text:style-name="Source_20_Text">row</text:span> or <text:span text:style-name="Source_20_Text">column</text:span> as the first value, with an optional second value of <text:span text:style-name="Source_20_Text">dense</text:span>. <text:span text:style-name="Source_20_Text">grid-auto-flow</text:span> uses an auto-placement algorithm to adjust the grid layout. Setting it to <text:span text:style-name="Source_20_Text">column</text:span> will tell the algorithm to create new columns for content as needed. The <text:span text:style-name="Source_20_Text">dense</text:span> value allows the algorithm to backtrack and fill holes in the grid with smaller items, which can result in items appearing out of order.</text:p>
      <text:p text:style-name="P20"><text:span text:style-name="Source_20_Text"><text:span text:style-name="T6">------------------------------------------------------------------------------------------------------</text:span></text:span></text:p>
      <text:p text:style-name="P21"><text:span text:style-name="Source_20_Text"><text:span text:style-name="T6">The </text:span></text:span><text:span text:style-name="Source_20_Text">place-items</text:span><text:span text:style-name="Source_20_Text"><text:span text:style-name="T6"> property can be used to set the </text:span></text:span><text:span text:style-name="Source_20_Text">align-items</text:span><text:span text:style-name="Source_20_Text"><text:span text:style-name="T6"> and </text:span></text:span><text:span text:style-name="Source_20_Text">justify-items</text:span><text:span text:style-name="Source_20_Text"><text:span text:style-name="T6"> values at the same time. The </text:span></text:span><text:span text:style-name="Source_20_Text">place-items</text:span><text:span text:style-name="Source_20_Text"><text:span text:style-name="T6"> property takes one or two values. If one value is provided, it is used for both the </text:span></text:span><text:span text:style-name="Source_20_Text">align-items</text:span><text:span text:style-name="Source_20_Text"><text:span text:style-name="T6"> and </text:span></text:span><text:span text:style-name="Source_20_Text">justify-items</text:span><text:span text:style-name="Source_20_Text"><text:span text:style-name="T6"> properties. If two values are provided, the first value is used for the </text:span></text:span><text:span text:style-name="Source_20_Text">align-items</text:span><text:span text:style-name="Source_20_Text"><text:span text:style-name="T6"> property and the second value is used for the </text:span></text:span><text:span text:style-name="Source_20_Text">justify-items</text:span><text:span text:style-name="Source_20_Text"><text:span text:style-name="T6"> property.</text:span></text:span></text:p>
      <text:p text:style-name="P20"><text:span text:style-name="Source_20_Text"><text:span text:style-name="T6"/></text:span></text:p>
      <text:p text:style-name="P34"><text:span text:style-name="Source_20_Text"><text:span text:style-name="T10">=========================================================</text:span></text:span></text:p>
      <text:p text:style-name="P32"><text:span text:style-name="Source_20_Text"><text:span text:style-name="T15">function isEqual(a, b) {</text:span></text:span></text:p>
      <text:p text:style-name="Preformatted_20_Text"><text:span text:style-name="Source_20_Text"><text:s text:c="2"/>if (a === b) {</text:span></text:p>
      <text:p text:style-name="Preformatted_20_Text"><text:span text:style-name="Source_20_Text"><text:s text:c="4"/>return true;</text:span></text:p>
      <text:p text:style-name="Preformatted_20_Text"><text:span text:style-name="Source_20_Text"><text:s text:c="2"/>} else {</text:span></text:p>
      <text:p text:style-name="Preformatted_20_Text"><text:span text:style-name="Source_20_Text"><text:s text:c="4"/>return false;</text:span></text:p>
      <text:p text:style-name="Preformatted_20_Text"><text:span text:style-name="Source_20_Text"><text:s text:c="2"/>}</text:span></text:p>
      <text:p text:style-name="P31"><text:span text:style-name="Source_20_Text">}</text:span></text:p>
      <text:p text:style-name="Text_20_body">But there's a better way to do this. Since <text:span text:style-name="Source_20_Text">===</text:span> returns <text:span text:style-name="Source_20_Text">true</text:span> or <text:span text:style-name="Source_20_Text">false</text:span>, we can return the result of the comparison:</text:p>
      <text:p text:style-name="Preformatted_20_Text"><text:span text:style-name="Source_20_Text">function isEqual(a, b) {</text:span></text:p>
      <text:p text:style-name="Preformatted_20_Text"><text:span text:style-name="Source_20_Text"><text:s text:c="2"/>return a === b;</text:span></text:p>
      <text:p text:style-name="P31"><text:span text:style-name="Source_20_Text">}</text:span></text:p>
      <text:p text:style-name="P34"><text:span text:style-name="Source_20_Text"><text:span text:style-name="T1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5:31:25.867831188</meta:creation-date>
    <dc:date>2023-09-22T16:13:23.244191976</dc:date>
    <meta:editing-duration>PT17H58M19S</meta:editing-duration>
    <meta:editing-cycles>18</meta:editing-cycles>
    <meta:generator>LibreOffice/7.6.1.2$Linux_X86_64 LibreOffice_project/60$Build-2</meta:generator>
    <meta:document-statistic meta:table-count="0" meta:image-count="0" meta:object-count="0" meta:page-count="5" meta:paragraph-count="91" meta:word-count="1344" meta:character-count="10423" meta:non-whitespace-character-count="9145"/>
  </office:meta>
</office:document-meta>
</file>